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DF0000000A108C212C79B50EE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ff" draw:fill="bitmap" draw:secondary-fill-color="#ff00ff" draw:fill-image-name="Spektrum" style:repeat="stretch" draw:textarea-horizontal-align="justify" draw:textarea-vertical-align="middle" draw:auto-grow-height="false" fo:min-height="3.75cm" fo:min-width="5.5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bitmap" draw:secondary-fill-color="#ff00ff" draw:fill-image-name="Spektrum" style:repeat="stretch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Standard" presentation:presentation-page-layout-name="AL1T0">
        <draw:custom-shape draw:name="TestObject" draw:style-name="gr1" draw:text-style-name="P1" draw:layer="layout" svg:width="6cm" svg:height="4cm" svg:x="7cm" svg:y="4cm">
          <text:p/>
          <draw:enhanced-geometry svg:viewBox="0 0 21600 21600" draw:extrusion="true" draw:extrusion-viewpoint="(0cm 0cm 25cm)" draw:extrusion-origin="0 0" draw:extrusion-skew="0 0" draw:extrusion-color="true" draw:extrusion-depth="30cm 0" dr3d:projection="perspective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deg" draw:border="0%"/>
    <draw:gradient draw:name="Ausgefüllt_20_blau" draw:display-name="Ausgefüllt blau" draw:style="linear" draw:start-color="#729fcf" draw:end-color="#355269" draw:start-intensity="100%" draw:end-intensity="100%" draw:angle="300deg" draw:border="0%"/>
    <draw:gradient draw:name="Ausgefüllt_20_gelb" draw:display-name="Ausgefüllt gelb" draw:style="linear" draw:start-color="#ffde59" draw:end-color="#b47804" draw:start-intensity="100%" draw:end-intensity="100%" draw:angle="300deg" draw:border="0%"/>
    <draw:gradient draw:name="Ausgefüllt_20_grün" draw:display-name="Ausgefüllt grün" draw:style="linear" draw:start-color="#77bc65" draw:end-color="#127622" draw:start-intensity="100%" draw:end-intensity="100%" draw:angle="300deg" draw:border="0%"/>
    <draw:gradient draw:name="Ausgefüllt_20_rot" draw:display-name="Ausgefüllt rot" draw:style="linear" draw:start-color="#ff6d6d" draw:end-color="#c9211e" draw:start-intensity="100%" draw:end-intensity="100%" draw:angle="300deg" draw:border="0%"/>
    <draw:gradient draw:name="Formen" draw:style="rectangular" draw:cx="50%" draw:cy="50%" draw:start-color="#cccccc" draw:end-color="#ffffff" draw:start-intensity="100%" draw:end-intensity="100%" draw:angle="0deg" draw:border="0%"/>
    <draw:fill-image draw:name="Spektrum" xlink:href="Pictures/10000201000000DF0000000A108C212C79B50EE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ja" style:country-asian="JP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PGothic" style:font-family-asian="'MS P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05cm" fo:margin-bottom="0cm" fo:text-indent="0cm"/>
      <style:text-properties fo:font-size="28.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03cm" fo:margin-bottom="0cm" fo:text-indent="0cm"/>
      <style:text-properties fo:font-size="24.3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02cm" fo:margin-bottom="0cm" fo:text-indent="0cm"/>
      <style:text-properties fo:font-size="20.299999237060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01cm" fo:margin-bottom="0cm" fo:text-indent="0cm"/>
      <style:text-properties fo:font-size="20.299999237060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7000007629395pt" fo:font-style="normal" fo:text-shadow="none" style:text-underline-style="none" fo:font-weight="normal" style:letter-kerning="true" fo:background-color="transparent" style:font-name-asian="MS PGothic" style:font-family-asian="'MS P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999cm" svg:x="1cm" svg:y="3.273cm"/>
      <draw:page-thumbnail draw:layer="backgroundobjects" svg:width="8.999cm" svg:height="5.999cm" svg:x="1cm" svg:y="11.849cm"/>
      <draw:page-thumbnail draw:layer="backgroundobjects" svg:width="8.999cm" svg:height="5.999cm" svg:x="1cm" svg:y="20.425cm"/>
      <draw:page-thumbnail draw:layer="backgroundobjects" svg:width="8.999cm" svg:height="5.999cm" svg:x="11cm" svg:y="3.273cm"/>
      <draw:page-thumbnail draw:layer="backgroundobjects" svg:width="8.999cm" svg:height="5.999cm" svg:x="11cm" svg:y="11.849cm"/>
      <draw:page-thumbnail draw:layer="backgroundobjects" svg:width="8.999cm" svg:height="5.999cm" svg:x="11cm" svg:y="20.425cm"/>
    </style:handout-master>
    <style:master-page style:name="Standard" style:page-layout-name="PM1" draw:style-name="Mdp1">
      <draw:frame presentation:style-name="Standard-title" draw:layer="backgroundobjects" svg:width="21.599cm" svg:height="2.671cm" svg:x="1.2cm" svg:y="0.637cm" presentation:class="title" presentation:placeholder="true">
        <draw:text-box/>
      </draw:frame>
      <draw:frame presentation:style-name="Standard-outline1" draw:layer="backgroundobjects" svg:width="21.599cm" svg:height="9.279cm" svg:x="1.2cm" svg:y="3.743cm" presentation:class="outline" presentation:placeholder="true">
        <draw:text-box/>
      </draw:frame>
      <draw:frame presentation:style-name="Mpr1" draw:text-style-name="MP2" draw:layer="backgroundobjects" svg:width="5.591cm" svg:height="1.102cm" svg:x="1.2cm" svg:y="14.57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607cm" svg:height="1.102cm" svg:x="8.208cm" svg:y="14.57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591cm" svg:height="1.102cm" svg:x="17.208cm" svg:y="14.57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4T12:02:57.397000000</meta:creation-date>
    <dc:title>24x16impress</dc:title>
    <meta:editing-duration>PT6M15S</meta:editing-duration>
    <meta:editing-cycles>7</meta:editing-cycles>
    <meta:generator>B2020/7.2.0.0.alpha0$Windows_X86_64 LibreOffice_project/24b89fa6b634393d8c052f2919c30dcbb1d8f0ed</meta:generator>
    <meta:initial-creator>Regina Henschel</meta:initial-creator>
    <dc:date>2021-03-15T23:45:36.076000000</dc:date>
    <dc:creator>Regina Henschel</dc:creator>
    <meta:document-statistic meta:object-count="24"/>
    <meta:template xlink:type="simple" xlink:actuate="onRequest" xlink:title="24x16impress" xlink:href="../../../../../Apps/LODevInstalled_en_user/user/template/24x18impress.otp" meta:date="2021-03-14T12:02:57.100000000"/>
  </office:meta>
</office:document-meta>
</file>